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D13A61AC.png"/>
  <manifest:file-entry manifest:media-type="image/png" manifest:full-path="Pictures/100000000000005E0000005E502667EE.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01373753.png"/>
  <manifest:file-entry manifest:media-type="image/png" manifest:full-path="Pictures/100000000000005E0000005E28BA79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4" style:family="table-cell" style:data-style-name="N0">
      <style:table-cell-properties fo:background-color="transparent" fo:padding="0.097cm" fo:border="none">
        <style:background-image/>
      </style:table-cell-properties>
    </style:style>
    <style:style style:name="Table3.A9" style:family="table-cell">
      <style:table-cell-properties fo:background-color="transparent" fo:padding="0.097cm" fo:border-left="0.002cm solid #000000" fo:border-right="none" fo:border-top="none" fo:border-bottom="0.002cm solid #000000">
        <style:background-image/>
      </style:table-cell-properties>
    </style:style>
    <style:style style:name="Table3.B9" style:family="table-cell">
      <style:table-cell-properties fo:background-color="transparent" fo:padding="0.097cm" fo:border-left="none" fo:border-right="none" fo:border-top="none" fo:border-bottom="0.002cm solid #000000">
        <style:background-image/>
      </style:table-cell-properties>
    </style:style>
    <style:style style:name="Table3.C9"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4" style:family="table-cell" style:data-style-name="N0">
      <style:table-cell-properties fo:background-color="transparent" fo:padding="0.097cm" fo:border="none">
        <style:background-image/>
      </style:table-cell-properties>
    </style:style>
    <style:style style:name="Table3.A9" style:family="table-cell">
      <style:table-cell-properties fo:background-color="transparent" fo:padding="0.097cm" fo:border-left="0.002cm solid #000000" fo:border-right="none" fo:border-top="none" fo:border-bottom="0.002cm solid #000000">
        <style:background-image/>
      </style:table-cell-properties>
    </style:style>
    <style:style style:name="Table3.B9" style:family="table-cell">
      <style:table-cell-properties fo:background-color="transparent" fo:padding="0.097cm" fo:border-left="none" fo:border-right="none" fo:border-top="none" fo:border-bottom="0.002cm solid #000000">
        <style:background-image/>
      </style:table-cell-properties>
    </style:style>
    <style:style style:name="Table3.C9"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0.112cm" table:align="center" style:may-break-between-rows="false"/>
    </style:style>
    <style:style style:name="Table1.A" style:family="table-column">
      <style:table-column-properties style:column-width="3.286cm"/>
    </style:style>
    <style:style style:name="Table1.B" style:family="table-column">
      <style:table-column-properties style:column-width="6.826cm"/>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Subtitle" style:master-page-name="First_20_Page">
      <style:paragraph-properties style:page-number="auto"/>
    </style:style>
    <style:style style:name="P3" style:family="paragraph" style:parent-style-name="Contents_20_1">
      <style:paragraph-properties>
        <style:tab-stops>
          <style:tab-stop style:position="16.999cm" style:type="right"/>
        </style:tab-stops>
      </style:paragraph-properties>
    </style:style>
    <style:style style:name="P4" style:family="paragraph" style:parent-style-name="Heading_20_1">
      <style:paragraph-properties fo:text-align="center" style:justify-single-word="false"/>
    </style:style>
    <style:style style:name="P5" style:family="paragraph" style:parent-style-name="Caption">
      <style:paragraph-properties fo:keep-with-next="alway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style:font-style-asian="normal" style:font-style-complex="normal"/>
    </style:style>
    <style:style style:name="P10" style:family="paragraph" style:parent-style-name="Text_20_body">
      <style:text-properties style:font-name="Cochin1"/>
    </style:style>
    <style:style style:name="P11" style:family="paragraph" style:parent-style-name="Text_20_body">
      <style:paragraph-properties fo:text-align="center" style:justify-single-word="false"/>
    </style:style>
    <style:style style:name="P12" style:family="paragraph" style:parent-style-name="Text_20_body">
      <style:text-properties style:font-name-asian="TimesNewRomanPSMT" style:font-name-complex="TimesNewRomanPSMT"/>
    </style:style>
    <style:style style:name="P13" style:family="paragraph" style:parent-style-name="Text_20_body">
      <style:text-properties style:text-underline-style="none"/>
    </style:style>
    <style:style style:name="P14" style:family="paragraph" style:parent-style-name="Text_20_body">
      <style:paragraph-properties fo:text-align="start" style:justify-single-word="false"/>
      <style:text-properties style:text-underline-style="none"/>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American Typewriter3"/>
    </style:style>
    <style:style style:name="P17" style:family="paragraph" style:parent-style-name="Text_20_body">
      <style:paragraph-properties fo:text-align="justify" style:justify-single-word="false"/>
    </style:style>
    <style:style style:name="P18" style:family="paragraph" style:parent-style-name="Contents_20_1">
      <style:paragraph-properties>
        <style:tab-stops>
          <style:tab-stop style:position="16.999cm" style:type="right"/>
        </style:tab-stops>
      </style:paragraph-properties>
    </style:style>
    <style:style style:name="P19" style:family="paragraph" style:parent-style-name="Caption">
      <style:paragraph-properties fo:keep-with-next="always"/>
    </style:style>
    <style:style style:name="P20" style:family="paragraph" style:parent-style-name="Standard">
      <style:text-properties style:font-name="Cochin1"/>
    </style:style>
    <style:style style:name="P21" style:family="paragraph" style:parent-style-name="Standard">
      <style:text-properties style:font-name="Cochin1" fo:font-size="12pt" style:font-name-asian="TimesNewRomanPSMT" style:font-size-asian="12pt" style:font-name-complex="TimesNewRomanPSMT" style:font-size-complex="12pt"/>
    </style:style>
    <style:style style:name="P22"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background-color="#ffff00"/>
    </style:style>
    <style:style style:name="P25"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26" style:family="paragraph" style:parent-style-name="TODO">
      <style:text-properties fo:font-style="normal" style:font-style-asian="normal" style:font-style-complex="normal"/>
    </style:style>
    <style:style style:name="P27" style:family="paragraph" style:parent-style-name="TODO" style:list-style-name="List_20_1"/>
    <style:style style:name="P28" style:family="paragraph" style:parent-style-name="Heading_20_1">
      <style:paragraph-properties fo:text-align="center" style:justify-single-word="false"/>
    </style:style>
    <style:style style:name="P29" style:family="paragraph" style:parent-style-name="Text_20_body" style:master-page-name="First_20_Page">
      <style:paragraph-properties fo:margin-left="0cm" fo:margin-right="0cm" fo:text-indent="0cm" style:auto-text-indent="false" style:page-number="auto"/>
      <style:text-properties style:font-name="American Typewriter3"/>
    </style:style>
    <style:style style:name="P30" style:family="paragraph" style:parent-style-name="Text_20_body" style:list-style-name="List_20_1"/>
    <style:style style:name="P31" style:family="paragraph" style:parent-style-name="Text_20_body" style:list-style-name="List_20_1">
      <style:text-properties fo:font-style="normal" style:font-style-asian="normal" style:font-style-complex="normal"/>
    </style:style>
    <style:style style:name="P32" style:family="paragraph" style:parent-style-name="Text_20_body" style:list-style-name="List_20_1">
      <style:text-properties style:font-name="Palatino" fo:font-size="10pt" fo:font-style="normal" style:font-style-asian="normal" style:font-style-complex="normal"/>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5">
      <style:text-properties style:text-underline-style="none"/>
    </style:style>
    <style:style style:name="P39" style:family="paragraph" style:parent-style-name="Heading_20_3">
      <style:paragraph-properties fo:break-before="page"/>
    </style:style>
    <style:style style:name="P40" style:family="paragraph" style:parent-style-name="Subtitle" style:master-page-name="First_20_Page">
      <style:paragraph-properties style:page-number="auto"/>
    </style:style>
    <style:style style:name="P41" style:family="paragraph" style:parent-style-name="Heading_20_4">
      <style:text-properties fo:font-style="normal" style:font-style-asian="normal" style:font-style-complex="normal"/>
    </style:style>
    <style:style style:name="T1" style:family="text"/>
    <style:style style:name="T2" style:family="text">
      <style:text-properties style:font-name="Palatino" style:font-name-asian="Palatino" style:font-name-complex="Palatino"/>
    </style:style>
    <style:style style:name="T3" style:family="text">
      <style:text-properties fo:color="#000000" style:text-outline="false" style:text-line-through-style="none" style:text-position="0% 100%" style:font-name="American Typewriter2"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T4" style:family="text">
      <style:text-properties style:font-name="Palatino" style:font-name-asian="Palatino" style:font-name-complex="Palatino"/>
    </style:style>
    <style:style style:name="T5" style:family="text">
      <style:text-properties style:font-name="Palatino" fo:font-size="10pt" fo:font-style="normal" style:font-style-asian="normal" style:font-style-complex="normal"/>
    </style:style>
    <style:style style:name="T6" style:family="text">
      <style:text-properties style:font-name="Palatino" fo:font-size="10pt"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font-name-asian="TimesNewRomanPSMT" style:font-name-complex="TimesNewRomanPSMT"/>
    </style:style>
    <style:style style:name="T10" style:family="text">
      <style:text-properties style:font-name="Cochin1"/>
    </style:style>
    <style:style style:name="T11" style:family="text">
      <style:text-properties style:font-name="Cochin1" fo:font-style="normal" style:font-name-asian="DejaVu Sans" style:font-style-asian="normal" style:font-name-complex="DejaVu Sans" style:font-style-complex="normal"/>
    </style:style>
    <style:style style:name="T12" style:family="text">
      <style:text-properties fo:font-style="italic"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Times"/>
    </style:style>
    <style:style style:name="T16" style:family="text">
      <style:text-properties style:font-name="Times"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style:font-name="DejaVu Sans" style:font-name-asian="DejaVu Sans" style:font-name-complex="DejaVu Sans"/>
    </style:style>
    <style:style style:name="T19" style:family="text">
      <style:text-properties style:font-name="DejaVu Sans" fo:font-style="normal" style:font-name-asian="DejaVu Sans" style:font-style-asian="normal" style:font-name-complex="DejaVu Sans" style:font-style-complex="normal"/>
    </style:style>
    <style:style style:name="T20" style:family="text">
      <style:text-properties style:font-name="DejaVu Sans" fo:font-style="italic" style:font-name-asian="DejaVu Sans" style:font-style-asian="italic" style:font-name-complex="DejaVu Sans" style:font-style-complex="itali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background-color="#ffff00"/>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23">Trait Increase</text:p>
              </table:table-cell>
              <table:table-cell table:style-name="Table3.B1" office:value-type="string">
                <text:p text:style-name="P23">Cost</text:p>
              </table:table-cell>
              <table:table-cell table:style-name="Table3.C1" office:value-type="string">
                <text:p text:style-name="P23">Training Times</text:p>
              </table:table-cell>
            </table:table-row>
            <table:table-row>
              <table:table-cell table:style-name="Table3.A2" office:value-type="string">
                <text:p text:style-name="Table_20_Contents">Divisional Attribute</text:p>
              </table:table-cell>
              <table:table-cell table:style-name="Table3.B2" office:value-type="string">
                <text:p text:style-name="Table_20_Contents">(rating x 4) – 2</text:p>
              </table:table-cell>
              <table:table-cell table:style-name="Table3.C2" office:value-type="string">
                <text:p text:style-name="Table_20_Contents">(rating – 1) months, minimum 1 week</text:p>
              </table:table-cell>
            </table:table-row>
            <table:table-row>
              <table:table-cell table:style-name="Table3.A2" office:value-type="string">
                <text:p text:style-name="Table_20_Contents">Divisional Ability</text:p>
              </table:table-cell>
              <table:table-cell table:style-name="Table3.B2" office:value-type="string">
                <text:p text:style-name="P24">TODO</text:p>
              </table:table-cell>
              <table:table-cell table:style-name="Table3.C2" office:value-type="string">
                <text:p text:style-name="P24">TODO</text:p>
              </table:table-cell>
            </table:table-row>
            <table:table-row>
              <table:table-cell table:style-name="Table3.A2" office:value-type="string">
                <text:p text:style-name="Table_20_Contents">Divisional Charm</text:p>
              </table:table-cell>
              <table:table-cell table:style-name="Table3.B4"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4"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4"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4"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9" office:value-type="string">
                <text:p text:style-name="Table_20_Contents">Essence (above 3)</text:p>
              </table:table-cell>
              <table:table-cell table:style-name="Table3.B9" office:value-type="string">
                <text:p text:style-name="Table_20_Contents">(rating x 9)</text:p>
              </table:table-cell>
              <table:table-cell table:style-name="Table3.C9"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2">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Meta: What needs to be in here?<text:tab/>2</text:p>
              <text:p text:style-name="P3">Introduction<text:tab/>3</text:p>
              <text:p text:style-name="P3">Character Creation<text:tab/>6</text:p>
              <text:p text:style-name="P3">Backgrounds<text:tab/>15</text:p>
              <text:p text:style-name="P3">Charms<text:tab/>17</text:p>
              <text:p text:style-name="P3">Martial Arts<text:tab/>20</text:p>
              <text:p text:style-name="P3">Erisian Elements<text:tab/>21</text:p>
              <text:p text:style-name="P3">Numerology<text:tab/>22</text:p>
              <text:p text:style-name="P3">Characters<text:tab/>26</text:p>
              <text:p text:style-name="P3">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Note Divisional Attributes.</text:p>
          <text:p text:style-name="Text_20_body">Prioritize the three categories: Physical, Social, Mental (8/6/4). <text:s/>You must spend at least 8 dots across your character’s Divisional Attributes.</text:p>
          <text:h text:style-name="Heading_20_2" text:outline-level="2">Step Three: Abilities</text:h>
          <text:p text:style-name="Text_20_body">Note Divisional Abilities. <text:s/>Discordian Exalted have no Favored Abilities.</text:p>
          <text:p text:style-name="Text_20_body">Choose Abilities (28<text:span text:style-name="T2">—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2">—</text:span>none may be higher than 3 without spending bonus points), Charms (12<text:span text:style-name="T2">—</text:span>at least 5 from Divisional Attributes; the two Divisional Elemental Charms are free) and Virtues (6<text:span text:style-name="T2">—a</text:span>ll must be at least 1; Divisional must be at least 2; none may be higher than 3 without spending bonus points)</text:p>
          <text:h text:style-name="Heading_20_2" text:outline-level="2">Step 5: Finishing Touches</text:h>
          <text:p text:style-name="Text_20_body">Record Essence (2), Willpower (total of two highest virtues<text:span text:style-name="T2">—may </text:span>not start at 8 unless at least two Virtues are 4 or higher); Personal Essence ([Essence x 2½] + Willpower), Peripheral Essence ([Essence x 6] + Willpower + [the sum of character’s Virtues]) and health levels (7, plus any gained from Charms).</text:p>
          <text:h text:style-name="Heading_20_2" text:outline-level="2">Bonus Points</text:h>
          <text:p text:style-name="Text_20_body">Bonus Points (15) may be spent at any time during character creation.</text:p>
          <text:p text:style-name="P5">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text:p>
              </table:table-cell>
            </table:table-row>
          </table:table>
          <text:p text:style-name="Text_20_body"/>
        </draw:text-box>
      </draw:frame>
      <draw:custom-shape text:anchor-type="page" text:anchor-page-number="1" draw:z-index="3" draw:style-name="gr1" draw:text-style-name="P7" svg:width="13.001cm" svg:height="3.001cm" svg:x="2cm" svg:y="2cm">
        <text:p text:style-name="P6"><text:span text:style-name="T3">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9"/>
      <text:p text:style-name="P16"/>
      <text:p text:style-name="P16"/>
      <text:h text:style-name="Heading_20_1" text:outline-level="1">Meta: What needs to be in here?</text:h>
      <text:list xml:id="list1614330179" text:style-name="List_20_1">
        <text:list-item>
          <text:p text:style-name="P27">Background: History, status quo, motivations, goals, possible futures; effect of Great Curse and/or Great Contagion</text:p>
        </text:list-item>
        <text:list-item>
          <text:p text:style-name="P27">Castes</text:p>
        </text:list-item>
        <text:list-item>
          <text:p text:style-name="P27">Charms, Martial Arts, Sorcery?</text:p>
        </text:list-item>
        <text:list-item>
          <text:p text:style-name="P27">Numerology?</text:p>
        </text:list-item>
        <text:list-item>
          <text:p text:style-name="P27">Backgrounds</text:p>
        </text:list-item>
        <text:list-item>
          <text:p text:style-name="P27">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15">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2">was</text:span><text:span text:style-name="T17">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7">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12">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12">not</text:span><text:span text:style-name="T17">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41" text:outline-level="4">Sidebar: The Time of the Primordials</text:h><text:p text:style-name="Text_20_body"><text:span text:style-name="T17">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2">their</text:span><text:span text:style-name="T17">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7">T</text:span>he Good Book of Bad Words says, <text:span text:style-name="T9">“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11">“I tell you, one must still have chaos in one to give birth to a dancing star!”<text:line-break/>– Nietzsche</text:p>
      <text:p text:style-name="P11">“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11">“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21">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21">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21">The Apple Corps:</text:span> [blah]</text:p>
      <text:p text:style-name="TODO"><text:span text:style-name="T21">The House of Mirrors:</text:span> [blah]</text:p>
      <text:p text:style-name="TODO"><text:span text:style-name="T21">The Five-Fingered Hand:</text:span> [blah]</text:p>
      <text:p text:style-name="TODO">Other:<text:span text:style-name="T22">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2">do</text:span><text:span text:style-name="T17">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7">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11">“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ttributes and Abilities, plus a Divisional Virtue. <text:s/>The favored attributes provide Excellencies and reduced Experience costs.</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text:soft-page-break/>1 willpower to change their apparent Essence signature indefinitely, regardless of whether their anima is visible (<text:span text:style-name="T12">e.g.</text:span><text:span text:style-name="T17">,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2">e.g.</text:span><text:span text:style-name="T17">,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uring of the Dragon-Blooded, if their Essence is high enough.</text:p>
      <text:h text:style-name="P39" text:outline-level="3">1<text:span text:style-name="T7">st</text:span> Division – Anchor</text:h>
      <text:p text:style-name="Text_20_body"><text:span text:style-name="Inline_20_Heading">Symbol:</text:span> “<text:span text:style-name="T18">●</text:span>”, “<text:span text:style-name="T20">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7">Common Solar anima effects, at a cost of 1 mote each:</text:span></text:p>
      <text:list xml:id="list2013540765" text:continue-numbering="true" text:style-name="List_20_1">
        <text:list-item>
          <text:p text:style-name="P31">Cause her caste mark to glow brightly for a scene (as if the character had spend 4-7 motes of Peripheral Essence). <text:s/>The character may cause any Solar caste mark to appear.</text:p>
        </text:list-item>
        <text:list-item>
          <text:p text:style-name="P31">Cause her anima to glow brightly enough to read by for a scene (as if the character had spent 8-10 motes of Peripheral Essence).</text:p>
        </text:list-item>
        <text:list-item>
          <text:p text:style-name="P31">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ttributes:</text:span> Stamina, Appearance, Wits</text:p>
      <text:p text:style-name="Text_20_body"><text:span text:style-name="Inline_20_Heading">Abilities:</text:span> Martial Arts, Survival, Athletics, Sail, Awareness</text:p>
      <text:p text:style-name="Text_20_body"><text:span text:style-name="Inline_20_Heading">Quote:</text:span> <text:span text:style-name="T14">“The Nagas of the South-East Mountain Tribes say that the sun shines by day because, being a woman, it is afraid to venture out by night.”</text:span></text:p>
      <text:h text:style-name="P39" text:outline-level="3">2<text:span text:style-name="T7">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2">“</text:span><text:span text:style-name="T20">ⵀ</text:span><text:span text:style-name="T12">”, “</text:span><text:span text:style-name="T19">☯</text:span><text:span text:style-name="T12">”,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7">Common Lunar anima effects, at a cost of 1 mote each:</text:span></text:p>
      <text:list xml:id="list729937640" text:continue-numbering="true" text:style-name="List_20_1">
        <text:list-item>
          <text:p text:style-name="P31">Cause her caste mark and tattoos to glow brightly for a scene (as if the character has spent four to seven motes of Peripheral Essence).</text:p>
        </text:list-item>
        <text:list-item>
          <text:p text:style-name="P31">Cause her anima to glow brightly enough to read by for a scene (as if the character has spent eight to 10 motes of Peripheral Essence).</text:p>
        </text:list-item>
        <text:list-item>
          <text:p text:style-name="P31">Cause her Tell to become unmistakable and impossible to miss for a Tell.</text:p>
        </text:list-item>
        <text:list-item>
          <text:p text:style-name="P31">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es is not included in the limit for dice added by Charms. <text:s/>This effect applies automatically once her anima banner reaches the 4-7 mote level.</text:p>
      <text:p text:style-name="Text_20_body"><text:span text:style-name="T17">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these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2">agent provocateur</text:span></text:p>
      <text:p text:style-name="Text_20_body"><text:span text:style-name="Inline_20_Heading">Virtue:</text:span> Compassion</text:p>
      <text:p text:style-name="Text_20_body"><text:span text:style-name="Inline_20_Heading">Attributes:</text:span> Dexterity, Manipulation, Perception</text:p>
      <text:p text:style-name="Text_20_body"><text:span text:style-name="Inline_20_Heading">Abilities:</text:span> Archery, Medicine, Performance, Investigation, Ride</text:p>
      <text:p text:style-name="TODO"><text:span text:style-name="Inline_20_Heading">Quote:</text:span> TODO</text:p>
      <text:h text:style-name="P39" text:outline-level="3">3<text:span text:style-name="T7">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5">Ỏ</text:span>”, “<text:span text:style-name="T15">Φ</text:span>”, “<text:span text:style-name="T20">ⵕ</text:span>”, “<text:span text:style-name="T20">ⵚ</text:span>”, “<text:span text:style-name="T20">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3">[Richard reckons that flat-out duplicating all anima effects is unfair in terms of game balance, and the illusory anima flux would be enough to convince people. <text:s/>Maybe something simpler?]</text:span> Soldiers in the Apple Corps must choose a particular Elemental type to mimic, and may spend 5 motes to exercise the anima powers of the corresponding Dragon-Blooded Aspect for one scene. <text:s/>They may spend 1wp as a miscellaneous action to change to a different Element indefinitely. <text:s/>Doing so while anima powers are in use will cancel their effect – and doubtless confuse any onlookers. <text:s/>Accessing the powers of the new Element will cost a further 5 motes.</text:p>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ttributes:</text:span> Strength, Charisma, Intelligence</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39" text:outline-level="3">4<text:span text:style-name="T7">th</text:span> Division – Archway</text:h>
      <text:p text:style-name="P14">While the 1<text:span text:style-name="T7">st</text:span> division includes those wondering holy men who inspire strange followings, the 4<text:span text:style-name="T7">th</text:span> division is composed more of those who consciously study mysteries and secrets. <text:s/>They may even run sizable covert organizations or networks.</text:p>
      <text:p text:style-name="Text_20_body"><text:span text:style-name="Inline_20_Heading">Symbol:</text:span> “<text:span text:style-name="T18">✩</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7">Common Sidereal anima effects, at a cost of 1 mote each:</text:span></text:p>
      <text:list xml:id="list832933527" text:continue-numbering="true" text:style-name="List_20_1">
        <text:list-item>
          <text:p text:style-name="P31">Make her caste mark obvious for one minute, as if the character had spent 8-10 motes of Peripheral Essence. <text:s/>The cast mark shines with the symbol and color of any Maiden the character chooses.</text:p>
        </text:list-item>
        <text:list-item>
          <text:p text:style-name="P31">Know the exact time and date by sensing the position of celestial bodies – or other significant bodies, meaning this ability works in alternate realities such as Malfeas or (insofar as time has meaning there) the Wyld.</text:p>
        </text:list-item>
        <text:list-item>
          <text:p text:style-name="P30"><text:span text:style-name="T17">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7">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7">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ODO"><text:span text:style-name="Inline_20_Heading">Abilities:</text:span> Any 2 + 1 bonus dot; spend 1wp reflexively to move dot to a different Attribute, once per scene. <text:s/>[Only affects use of Excellencies, not experience costs? <text:s/>Excellencies move with dot automatically, or must they be re-learned? <text:s/>Only lasts one scene?] [Or, just any 3.]</text:p>
      <text:p text:style-name="Text_20_body"><text:span text:style-name="Inline_20_Heading">Attributes:</text:span> Thrown, Dodge, Larceny, Stealth, Occult</text:p>
      <text:p text:style-name="Text_20_body"><text:span text:style-name="Inline_20_Heading">Quote:</text:span> <text:span text:style-name="T14">“Study Demonology with an enemy this Sunday”</text:span></text:p>
      <text:h text:style-name="P39" text:outline-level="3">5<text:span text:style-name="T7">th</text:span> Division – Anvil</text:h>
      <text:p text:style-name="P17">The Erisians of this Division may seem paradoxical in their love of order, and some gleefully oppose the efforts of other Discordian Exalted; but as one of their many holy books said: “<text:span text:style-name="T9">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20">⬠</text:span>”, Pentagon</text:p>
      <text:p text:style-name="Text_20_body"><text:span text:style-name="Inline_20_Heading">Element:</text:span> Prickle</text:p>
      <text:p text:style-name="Text_20_body"><text:span text:style-name="Inline_20_Heading">Magical Material:</text:span> <text:span text:style-name="T23">[Normally depends on Alchemical Caste, so will need a special rule.]</text:span></text:p>
      <text:p text:style-name="Text_20_body"><text:span text:style-name="Inline_20_Heading">Affinity:</text:span> Autochthonian <text:span text:style-name="T23">[Richard says: Alchemical]</text:span></text:p>
      <text:p text:style-name="TODO"><text:span text:style-name="Inline_20_Heading">Anima effects:</text:span> <text:span text:style-name="T17">Common Autochthonian anima effects [ref – need to wait for 2</text:span><text:span text:style-name="T8">nd</text:span><text:span text:style-name="T17"> Ed.]</text:span></text:p>
      <text:p text:style-name="P1">By spending 5 motes reflexively, these figures of Authority can boost their resistance to Shaping effects, adding their Essence in automatic successes (up to a maximum of 5) for any rolls to oppose such effects. <text:s/>This effect applies automatically once her anima banner reaches the 4-7 mote level.</text:p>
      <text:p text:style-name="P1">Alternatively they may reflexively spend 5 motes in place of a point of Willpower (or Loyalty, if leading a social unit), to resist natural or unnatural mental influence.</text:p>
      <text:p text:style-name="Text_20_body"><text:span text:style-name="T17">Spending 10 motes reflexively, one of the Greys can enhance his ce</text:span>rtainty in the rightness of his own way, and remove up to Essence points of penalties from his Dodge MDV and Parry MDV for once scene. <text:s/>This effect costs 5 motes once her anima banner reaches the 11-15 mote level and 2 motes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 Any 3</text:p>
      <text:p text:style-name="Text_20_body"><text:span text:style-name="Inline_20_Heading">Attributes:</text:span> Integrity, Resistance, Craft, Lore, Bureaucracy</text:p>
      <text:p text:style-name="Text_20_body"><text:span text:style-name="Inline_20_Heading">Quote:</text:span> “Do not bend. <text:s/>Folding, spindling or mutilating may be permitted according to local by-laws.”</text:p>
      <text:h text:style-name="P39"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9">“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12">“</text:span><text:span text:style-name="T16">Ø</text:span><text:span text:style-name="T17">”, “</text:span><text:span text:style-name="T20">ⵁ</text:span><text:span text:style-name="T17">”;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1012986854" text:continue-numbering="true" text:style-name="List_20_1">
        <text:list-item>
          <text:p text:style-name="P31">Cause their anima to flare to any level of display up to the 8–10 mote level. This display lasts for a scene or until reflexively dismissed, after which the character’s anima dims to its actual level.</text:p>
        </text:list-item>
        <text:list-item>
          <text:p text:style-name="P31">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at any point in each action. <text:s/>This effect applies automatically once his anima banner reaches the 4-7 mote level.</text:p>
      <text:p text:style-name="P26">By spending 10 motes, external penalties up to the character’s Essence are removed for the scene.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se that the different outward faces belong to the same individual, unless they witness the transformation or have other reasons to suspect the shared identity.</text:p>
      <text:p text:style-name="Text_20_body"><text:span text:style-name="Inline_20_Heading">Symbol:</text:span> <text:span text:style-name="T12">“</text:span><text:span text:style-name="T20">∆</text:span><text:span text:style-name="T11">”, “</text:span><text:span text:style-name="T20">☖</text:span><text:span text:style-name="T17">”;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364795120" text:continue-numbering="true" text:style-name="List_20_1">
        <text:list-item>
          <text:p text:style-name="P30">Jade Sense: spending 1 mote reflexively allows the Exalt to detect the existence of jade within (Essence x 5) yards; a further mote gives the direction; and a third tells whether it contains the soul of a Jadeborn. <text:s/>This ability is active <text:soft-page-break/>automatically at the 4-7 mote level.</text:p>
        </text:list-item>
        <text:list-item>
          <text:p text:style-name="P30">Wyld Resistance: spending 1 mote reflexively gives them 5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11">“Form is emptiness … <text:s/>Emptiness is form …<text:line-break/>One should not think <text:line-break/>that these are two separate things.”</text:p>
      <text:p text:style-name="P17"/>
      <text:p text:style-name="P17">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7">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7">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7">“#”,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5">Anima effects:</text:span></text:span><text:span text:style-name="Inline_20_Heading"><text:span text:style-name="T6"> Common Infernal anima effects, costing one mote each:</text:span></text:span></text:p>
      <text:list xml:id="list36357944" text:continue-numbering="true" text:style-name="List_20_1">
        <text:list-item>
          <text:p text:style-name="P32">Cause his caste mark to glow brightly for a scene (as if the character has spent 4-7 motes of Peripheral Essence).</text:p>
        </text:list-item>
        <text:list-item>
          <text:p text:style-name="P32">Cause his caste mark to clearly illuminate everything within a 10 yard radius for a scene (as if the character has spent 4-7 motes of Peripheral Essence).</text:p>
        </text:list-item>
        <text:list-item>
          <text:p text:style-name="P32">Sense the nearest entry point into the Yozi realm or the nearest pathway that leads to the desert of Cecelyne.</text:p>
        </text:list-item>
      </text:list>
      <text:p text:style-name="P25">[Fill in some anima power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text:soft-page-break/>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ttributes an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7">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12">i.e.</text:span><text:span text:style-name="T17">,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7">When the count of Podge reaches 10 (or more), </text:span>the character is driven to act strictly in accordance with the dominant order<text:span text:style-name="T17">,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7">Essence and Maximums:</text:span></text:span><text:span text:style-name="T17">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22">•</text:p>
          </table:table-cell>
          <table:table-cell table:style-name="Table2.A1" office:value-type="string">
            <text:p text:style-name="Table_20_Contents">Provides a single follower.</text:p>
          </table:table-cell>
        </table:table-row>
        <table:table-row>
          <table:table-cell table:style-name="Table2.A2" office:value-type="string">
            <text:p text:style-name="P22">••</text:p>
          </table:table-cell>
          <table:table-cell table:style-name="Table2.A2" office:value-type="string">
            <text:p text:style-name="Table_20_Contents">Provides up to 5 followers.</text:p>
          </table:table-cell>
        </table:table-row>
        <table:table-row>
          <table:table-cell table:style-name="Table2.A1" office:value-type="string">
            <text:p text:style-name="P22">•••</text:p>
          </table:table-cell>
          <table:table-cell table:style-name="Table2.A1" office:value-type="string">
            <text:p text:style-name="Table_20_Contents">Provides 20 followers.</text:p>
          </table:table-cell>
        </table:table-row>
        <table:table-row>
          <table:table-cell table:style-name="Table2.A2" office:value-type="string">
            <text:p text:style-name="P22">••••</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22">•••••</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surgent: 3m gives a re-roll, may choose either result.</text:p>
      <text:p text:style-name="Text_20_body">The Other (Ability) Excellency, Essence Discounted: each 2m reduces the cost of the first three Excellencies by 1m for one scene,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3" text:outline-level="3">Attribute Excellencies</text:h>
      <text:p text:style-name="Text_20_body">Erisian Exalted can also learn Excellencies for their Divisional Attributes, in a similar manner to Lunar Exalted. <text:s/>They don’t have any other Attribute-based Charms, and dice modifiers from these Excellencies are included in limits for dice modifiers from Charms as normal. <text:s/>They can all be used in combos with Charms of any Ability.</text:p>
      <text:h text:style-name="Heading_20_2" text:outline-level="2">1<text:span text:style-name="T7">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7">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7">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7">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text:soft-page-break/>Larceny</text:h>
      <text:p text:style-name="Text_20_body">Tree for disguise (or making people mistake someone else for <text:span text:style-name="T17">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7">th</text:span> Division</text:h>
      <text:h text:style-name="Heading_20_3" text:outline-level="3">Integrity</text:h>
      <text:p text:style-name="Text_20_body">Tree for ignoring/redirecting shaping effects.</text:p>
      <text:list xml:id="list803682113" text:style-name="L1">
        <text:list-item>
          <text:p text:style-name="P33">Perhaps something which allows the Charm user to take on Wyld mutations while in there, but shake them off on returning to Creation?</text:p>
        </text:list-item>
      </text:list>
      <text:p text:style-name="Text_20_body">Tree for ignoring/redirecting mental influences.</text:p>
      <text:list xml:id="list1550129872" text:style-name="L2">
        <text:list-item>
          <text:p text:style-name="P34">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1498149611" text:style-name="L3">
        <text:list-item>
          <text:p text:style-name="P35">Mass production</text:p>
        </text:list-item>
        <text:list-item>
          <text:p text:style-name="P35">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1891747313" text:style-name="L4">
        <text:list-item>
          <text:p text:style-name="P36">Learning systems – think </text:p>
        </text:list-item>
        <text:list-item>
          <text:p text:style-name="P36">Manipulating decisions based on bureaucratic forms/processes.</text:p>
        </text:list-item>
        <text:list-item>
          <text:p text:style-name="P36">Creating new forms/processes to achieve desired ends.</text:p>
        </text:list-item>
        <text:list-item>
          <text:p text:style-name="P36">Discover/re-write official/recorded information about people.</text:p>
        </text:list-item>
        <text:list-item>
          <text:p text:style-name="P36">Official vs. Surreptitious Business</text:p>
        </text:list-item>
        <text:list-item>
          <text:p text:style-name="P36">Uncovering secrets through analyzing side channels of bureaucracy (from “Zambian cybernetics genius”)</text:p>
        </text:list-item>
        <text:list-item>
          <text:p text:style-name="P36">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the elemental powers (Exalted, p. 302) of Elemental Expression (as an Occult Charm) and Elemental Rejuvenation (as a Medicine Charm), which are normally only available to elementals. <text:s/>They may only work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22">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380218771" text:continue-list="list36357944" text:style-name="List_20_1">
        <text:list-item>
          <text:p text:style-name="P30">Determine his Numerology point total for the effect.</text:p>
        </text:list-item>
        <text:list-item>
          <text:p text:style-name="P30">Choose a duration, range and scope, and a specific target fitting that scope.</text:p>
        </text:list-item>
        <text:list-item>
          <text:p text:style-name="P30">Choose one or more values to be affected.</text:p>
        </text:list-item>
        <text:list-item>
          <text:p text:style-name="P30">Select a mechanism of balance for the effect.</text:p>
        </text:list-item>
        <text:list-item>
          <text:p text:style-name="P30">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23">Numerology<text:line-break/>Points</text:p>
          </table:table-cell>
          <table:table-cell table:style-name="Table4.A1" office:value-type="string">
            <text:p text:style-name="P23">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23">Numerology<text:line-break/>Points</text:p>
          </table:table-cell>
          <table:table-cell table:style-name="Table6.A1" office:value-type="string">
            <text:p text:style-name="P23">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ttributes and Abilities, the Anchorites can modify the effects of poisons and sources of environmental trauma, divided into the following aspects:</text:p>
      <text:list xml:id="list770644083" text:continue-numbering="true" text:style-name="List_20_1">
        <text:list-item>
          <text:p text:style-name="P30">damage value</text:p>
        </text:list-item>
        <text:list-item>
          <text:p text:style-name="P30">damage type (B/L/A)</text:p>
        </text:list-item>
        <text:list-item>
          <text:p text:style-name="P30">damage interval (action, minute, day, hour)</text:p>
        </text:list-item>
        <text:list-item>
          <text:p text:style-name="P30">toxicity value</text:p>
        </text:list-item>
        <text:list-item>
          <text:p text:style-name="P30">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2086321282" text:continue-numbering="true" text:style-name="List_20_1">
        <text:list-item>
          <text:p text:style-name="P30">relevant distances: a distance of 0 can be raised to 10 yards, or a distance of 10 yards or less reduced to 0; other distances can be multiplied or divided by 10</text:p>
        </text:list-item>
        <text:list-item>
          <text:p text:style-name="P30">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2">does</text:span><text:span text:style-name="T17">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2033891716" text:continue-numbering="true" text:style-name="List_20_1">
        <text:list-item>
          <text:p text:style-name="P30">Join Battle/Debate <text:span text:style-name="T12">and</text:span><text:span text:style-name="T17"> DV/MDV for unexpected attacks (both modified together)</text:span></text:p>
        </text:list-item>
        <text:list-item>
          <text:p text:style-name="P30">Dodge or Parry DV</text:p>
        </text:list-item>
        <text:list-item>
          <text:p text:style-name="P30">Dodge or Parry MDV</text:p>
        </text:list-item>
        <text:list-item>
          <text:p text:style-name="P30">Knockdown Threshold <text:span text:style-name="T12">and</text:span><text:span text:style-name="T17"> Pool (both modified together)</text:span></text:p>
        </text:list-item>
        <text:list-item>
          <text:p text:style-name="P30"><text:span text:style-name="T17">Stunning Threshold </text:span><text:span text:style-name="T12">and</text:span><text:span text:style-name="T17"> Pool (both modified together)</text:span></text:p>
        </text:list-item>
        <text:list-item>
          <text:p text:style-name="P31">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31">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7">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2">down</text:span><text:span text:style-name="T17">.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2">if</text:span><text:span text:style-name="T17">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318471224" text:continue-numbering="true" text:style-name="List_20_1">
        <text:list-item>
          <text:p text:style-name="P30">Damaged/Destroyed health levels, to half or double their original rating, together</text:p>
        </text:list-item>
        <text:list-item>
          <text:p text:style-name="P30">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007201733" text:continue-numbering="true" text:style-name="List_20_1">
        <text:list-item>
          <text:p text:style-name="P30">Vehicle speed (halve or double)</text:p>
        </text:list-item>
        <text:list-item>
          <text:p text:style-name="P30">Endurance (either halving or doubling the Essence commitment, where provided by the pilot; or else halving or doubling the time until <text:soft-page-break/>maintenance checks are required <text:span text:style-name="T12">or</text:span><text:span text:style-name="T17"> the time between checks thereafter)</text:span></text:p>
        </text:list-item>
        <text:list-item>
          <text:p text:style-name="P30">Maneuverability</text:p>
        </text:list-item>
        <text:list-item>
          <text:p text:style-name="P30">Crew</text:p>
        </text:list-item>
        <text:list-item>
          <text:p text:style-name="P30">Cargo (halve or double)</text:p>
        </text:list-item>
        <text:list-item>
          <text:p text:style-name="P30">Armor</text:p>
        </text:list-item>
        <text:list-item>
          <text:p text:style-name="P30">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771030588" text:continue-numbering="true" text:style-name="List_20_1">
        <text:list-item>
          <text:p text:style-name="P30">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0">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0">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0">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2">per modified value</text:span><text:span text:style-name="T17">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2139859876" text:continue-numbering="true" text:style-name="List_20_1">
        <text:list-item>
          <text:p text:style-name="P30">which, if any, of the adjustments would be meaningless (e.g., trying to increase an Ability which is already at 5);</text:p>
        </text:list-item>
        <text:list-item>
          <text:p text:style-name="P30">whether the character is one point away from Limit Break or similar effects;</text:p>
        </text:list-item>
        <text:list-item>
          <text:p text:style-name="P30">the amount by which the target’s Essence exceeds the character’s – i.e., the extra cost required in effect points or Willpower;</text:p>
        </text:list-item>
        <text:list-item>
          <text:p text:style-name="P30">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12">Paratheoianametamystichood of Eris Esoteric</text:p>
      <text:p text:style-name="P12">… under no circumstances may you become a Prophet. We don’t intend to jeopardize our nonprophet status.</text:p>
      <text:p text:style-name="P1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9">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9">weeks on end.”</text:span></text:p>
      <text:p text:style-name="P12">Besides the pen is only mighter than the sword at a range greater than five feet.</text:p>
      <text:p text:style-name="P12">Perhaps occasionally the soul of Emperor <text:soft-page-break/>Norton descends once more into the world to momentarily inhabit the body of an otherwise undistinguished infidel.</text:p>
      <text:p text:style-name="P12">According to L.A. Rollins in Lucifer’s Lexicon a Discordian is one who likes to wear Emperor Norton’s old clothes.</text:p>
      <text:p text:style-name="P12">Discordianism is not just a religion; it is a mental illness.</text:p>
      <text:p text:style-name="P1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12">OR</text:p>
      <text:p text:style-name="P1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12">No matter whether he calls himself Greyface or the Anti-“Bob” he acts like the Devil, because his most famous line is: “Let me organize it for you!”</text:p>
      <text:p text:style-name="P12">But no doubt you are also curious about Eris. Where does she hang out these days - now that Olympus has gone tourist? Eris Discordia is in Limbo, where all we virtuous pagans and our gods and goddesses go between lifetimes.</text:p>
      <text:p text:style-name="P12">There is no prohibition against prayer - which is not to say we think it is a wise activity.</text:p>
      <text:p text:style-name="Text_20_body"><text:span text:style-name="T9">Eristic Avatars are sent down into Reality, the original Rorschach, for the purpose keeping things from becoming so well </text:span><text:span text:style-name="T9">ordered that they stop working. This they often accomplish by insisting that certain arbitrary interpretations of reality are the only valid ones. That causes Strife </text:span><text:span text:style-name="T9">which results in Confusion which revitalizes Holy Chaos.</text:span></text:p>
      <text:p text:style-name="P12">… as the Taoist sage Chuang Tzu simply said, “The more laws there are, the more crime there is.”</text:p>
      <text:p text:style-name="P1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12">That was Greg showing off his rubber stamp collection. Few hobbies are as psychologically gratifying - especially when some bureaucrat is making you wait, with his or her back to you for a moment - as collection rubber stamps.</text:p>
      <text:p text:style-name="P12">A secret method of identifying your Discordianship for the benefit of other Discordians is by wearing a pull-off aluminum beer-can tab, strung through its ring, around your neck. That is called an All-Seeing Eye of Eris (complete with Tear) …</text:p>
      <text:p text:style-name="P1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7">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10">ings?</text:span></text:p>
      <text:p text:style-name="P20">M2: Even false things are true.</text:p>
      <text:p text:style-name="P20">GP: How can that be?</text:p>
      <text:p text:style-name="P21">M2: I don’t know man, I didn’t do it.</text:p>
      <text:p text:style-name="P21">– Ability to possess others? :-)</text:p>
      <text:p text:style-name="P10"/>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3">mad</text:span><text:span text:style-name="T14"> but not </text:span><text:span text:style-name="T13">ill</text:span><text:span text:style-name="T14">.” – Werewolf Bridge, Robert Anton Wilson</text:span></text:p>
      <text:p text:style-name="P13">“... we Erisians seldom pray, it is much too dangerous”</text:p>
      <text:p text:style-name="Text_20_body"><text:span text:style-name="T14">“Heaven is down. Hell is up. This is proven by the fact that the planets and stars are orderly in </text:span><text:span text:style-name="T14">their movements, while down on earth we come close to the primal chaos. <text:s/>There are four other proofs, but I forgot them.” – Josh the Dill // KING KONG KABAL</text:span></text:p>
      <text:p text:style-name="P13">“Eris is not hateful or malicious. But She is mischievous, and does get a little bitchy at times.”</text:p>
      <text:p text:style-name="P13">The Law of Fives. <text:s/>The Holy 23.</text:p>
      <text:p text:style-name="P13">*** “The Nagas of Upper Burma say that the sun shines by day because, being a woman, it is afraid to venture out by night.”</text:p>
      <text:p text:style-name="P13">“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14">“To diverse gods<text:line-break/>Do mortals bow;<text:line-break/>Holy Cow, and<text:line-break/>Wholly Chao.”<text:line-break/>– Rev. Dr. Grindlebone<text:line-break/>Monroe Cabal</text:p>
      <text:p text:style-name="P13">“Common sense is what tells you that the world is flat.”</text:p>
      <text:p text:style-name="P13">“This is St. Gulik. <text:s/>He is the Messenger of the Goddess. <text:s/>A different age from ours called him Hermes. <text:s/>Many people called him by many names. <text:s/>He is a Roach.”</text:p>
      <text:p text:style-name="Text_20_body"><text:span text:style-name="T14">“Everybody I know who is right always agrees with </text:span><text:span text:style-name="T13">me</text:span><text:span text:style-name="T14">.” – Rev. Lady Mal.</text:span></text:p>
      <text:p text:style-name="P13">POEE Calendar (00034)</text:p>
      <text:p text:style-name="P13">"The Five Laws have root in awareness." – Che Fung (Ezra Pound, Canto 85)</text:p>
      <text:p text:style-name="P13">“... under Eris Confusion became established, and was hence called Bureaucracy; while over Bureaucracy Eris became established, and was hence called Discordia” – Book of Uterus, 1:7</text:p>
      <text:p text:style-name="Text_20_body"><text:span text:style-name="T14">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3">we</text:span><text:span text:style-name="T14"> know.</text:span></text:p>
      <text:list xml:id="list691208420" text:style-name="L5">
        <text:list-item>
          <text:p text:style-name="P38">The Military Order of THE KNIGHTS OF THE FIVE SIDED TEMPLE. This is for all of the soldiers and bureaucrats of the world. [Apple]</text:p>
        </text:list-item>
        <text:list-item>
          <text:p text:style-name="P38">The Political Order of THE PARTY FOR WAR ON EVIL. This is reserved for lawmakers, censors, and like ilk. [Anvil]</text:p>
        </text:list-item>
        <text:list-item>
          <text:p text:style-name="P38">The Academic Order of THE HEMLOCK FELLOWSHIP. They commonly inhabit schools and universities, and dominate many of them. [Archway]</text:p>
        </text:list-item>
        <text:list-item>
          <text:p text:style-name="P38">The Social Order of THE CITIZENS COMMITTEE FOR CONCERNED CITIZENS. This is mostly a grass-roots version of the more professional military, political, academic and sacred Orders. [Arrow]</text:p>
        </text:list-item>
        <text:list-item>
          <text:p text:style-name="P37"><text:span text:style-name="T14">The Sacred Order of THE DEFAMATION LEAGUE. Not much is known about the D.L., but they are very ancient and quite possibly were founded by Greyface himself. It is known that they now have absolute domination over all organized churches in the world. </text:span><text:span text:style-name="T14">It is also believed that they have been costuming cabbages and passing them off as human beings. [Anchor]</text:span></text:p>
        </text:list-item>
      </text:list>
      <text:p text:style-name="P13">“immanentize the eschaton” – make-part-of-oneself/reality the end/final_destiny-of-everything</text:p>
      <text:p text:style-name="P13">The Five Basic Elements: Sweet, Boom, Pungent, Prickle and Orange</text:p>
      <text:p text:style-name="P13">“Study Demonology with an enemy this Sunday,” sez Thom, Gnos.</text:p>
      <text:p text:style-name="P13">“Illuminate the opposition!”</text:p>
      <text:p text:style-name="P13">“The Golden Secret” // “Nonsense as Salvation”</text:p>
      <text:p text:style-name="P13">“The future site of beautiful San Andreas Canyon”</text:p>
      <text:p text:style-name="P13">“Idealism lives with rules. Realism lives with rocks.” – Professor Ignotium P. Ignotius</text:p>
      <text:p text:style-name="P13">[See Norton Cabal Interview for properties of some characters.]</text:p>
      <text:p text:style-name="P13">[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3"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31</text:page-number></text:p>
      </style:footer>
    </style:master-page>
    <style:master-page style:name="Left_20_Page" style:display-name="Left Page" style:page-layout-name="Mpm3" style:next-style-name="Right_20_Page">
      <style:footer>
        <text:p text:style-name="Page_20_Number_20__28_left_29_"><text:tab/><text:page-number text:select-page="current">31</text:page-number></text:p>
      </style:footer>
    </style:master-page>
    <style:master-page style:name="Right_20_Page" style:display-name="Right Page" style:page-layout-name="Mpm4" style:next-style-name="Left_20_Page">
      <style:footer>
        <text:p text:style-name="Page_20_Number_20__28_right_29_"><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Hugh Greene</meta:initial-creator>
    <meta:creation-date>2008-07-24T09:58:39</meta:creation-date>
    <dc:date>2010-02-18T15:34:28</dc:date>
    <dc:language>en-GB</dc:language>
    <meta:editing-cycles>273</meta:editing-cycles>
    <meta:editing-duration>PT274H22M37S</meta:editing-duration>
    <meta:document-statistic meta:table-count="5" meta:image-count="0" meta:object-count="0" meta:page-count="31" meta:paragraph-count="800" meta:word-count="16569" meta:character-count="100118"/>
    <meta:user-defined meta:name="Info 1"/>
    <meta:user-defined meta:name="Info 2"/>
    <meta:user-defined meta:name="Info 3"/>
    <meta:user-defined meta:name="Info 4"/>
  </office:meta>
</office:document-meta>
</file>